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Default_20_Text" style:list-style-name="">
      <style:paragraph-properties fo:margin-left="0in" fo:margin-right="0in" fo:text-align="start" style:justify-single-word="false" fo:text-indent="0in" style:auto-text-indent="false" style:text-autospace="none"/>
      <style:text-properties fo:color="#3f5fbf" style:font-name="Courier New" fo:font-size="10pt" style:font-name-asian="Courier New" style:font-size-asian="10pt" style:font-name-complex="Courier New" style:font-size-complex="10pt"/>
    </style:style>
    <style:style style:name="P2" style:family="paragraph" style:parent-style-name="Default_20_Text" style:list-style-name="">
      <style:paragraph-properties fo:margin-left="0in" fo:margin-right="0in" fo:text-align="start" style:justify-single-word="false" fo:text-indent="0in" style:auto-text-indent="false" style:text-autospace="none"/>
      <style:text-properties style:font-name="Courier New" fo:font-size="10pt" style:font-name-asian="Courier New" style:font-size-asian="10pt" style:font-name-complex="Courier New" style:font-size-complex="10pt"/>
    </style:style>
    <style:style style:name="T1" style:family="text">
      <style:text-properties fo:color="#000000"/>
    </style:style>
    <style:style style:name="T2" style:family="text">
      <style:text-properties fo:color="#000000" fo:font-style="italic" style:font-style-asian="italic" style:font-style-complex="italic"/>
    </style:style>
    <style:style style:name="T3" style:family="text">
      <style:text-properties fo:color="#7f0055" fo:font-weight="bold" style:font-weight-asian="bold" style:font-weight-complex="bold"/>
    </style:style>
    <style:style style:name="T4" style:family="text">
      <style:text-properties fo:color="#0000c0" fo:font-style="italic" style:font-style-asian="italic" style:font-style-complex="italic"/>
    </style:style>
    <style:style style:name="T5" style:family="text">
      <style:text-properties fo:color="#3f5fbf"/>
    </style:style>
    <style:style style:name="T6" style:family="text">
      <style:text-properties fo:color="#3f5fbf" style:text-underline-style="solid" style:text-underline-width="auto" style:text-underline-color="font-color"/>
    </style:style>
    <style:style style:name="T7" style:family="text">
      <style:text-properties fo:color="#7f7f9f"/>
    </style:style>
    <style:style style:name="T8" style:family="text">
      <style:text-properties fo:color="#2a00f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Default_20_Text">We should write the following static variables in all classes and log statements in methods. The following are sample logging statements.</text:p>
      <text:p text:style-name="Default_20_Text"/>
      <text:p text:style-name="Default_20_Text"/>
      <text:p text:style-name="P1">/** Log class */</text:p>
      <text:p text:style-name="P2"><text:span text:style-name="T1"><text:tab/></text:span><text:span text:style-name="T3">private</text:span><text:span text:style-name="T1"> </text:span><text:span text:style-name="T3">static</text:span><text:span text:style-name="T1"> </text:span><text:span text:style-name="T3">final</text:span><text:span text:style-name="T1"> String </text:span><text:span text:style-name="T4">CLASS_NAME</text:span><text:span text:style-name="T1"> = </text:span></text:p>
      <text:p text:style-name="P2"><text:span text:style-name="T1"><text:tab/><text:tab/>CreateDocumentWebService.</text:span><text:span text:style-name="T3">class</text:span><text:span text:style-name="T1">.getName();</text:span></text:p>
      <text:p text:style-name="P2"><text:span text:style-name="T1"><text:s text:c="4"/></text:span><text:span text:style-name="T5">/** Log class </text:span><text:span text:style-name="T7">-</text:span><text:span text:style-name="T5"> </text:span><text:span text:style-name="T6">app</text:span><text:span text:style-name="T5"> log */</text:span></text:p>
      <text:p text:style-name="P2"><text:span text:style-name="T1"><text:tab/></text:span><text:span text:style-name="T3">private</text:span><text:span text:style-name="T1"> </text:span><text:span text:style-name="T3">static</text:span><text:span text:style-name="T1"> </text:span><text:span text:style-name="T3">final</text:span><text:span text:style-name="T1"> String </text:span><text:span text:style-name="T4">APP_LOG</text:span><text:span text:style-name="T1"> = </text:span></text:p>
      <text:p text:style-name="P2"><text:span text:style-name="T1"><text:tab/><text:tab/></text:span><text:span text:style-name="T3">new</text:span><text:span text:style-name="T1"> StringBuffer(</text:span><text:span text:style-name="T8">"appLog."</text:span><text:span text:style-name="T1">).append(</text:span><text:span text:style-name="T4">CLASS_NAME</text:span><text:span text:style-name="T1">).toString();</text:span></text:p>
      <text:p text:style-name="P2"><text:span text:style-name="T1"><text:tab/></text:span><text:span text:style-name="T5">/** Log class </text:span><text:span text:style-name="T7">-</text:span><text:span text:style-name="T5"> entry log */</text:span></text:p>
      <text:p text:style-name="P2"><text:span text:style-name="T1"><text:tab/></text:span><text:span text:style-name="T3">private</text:span><text:span text:style-name="T1"> </text:span><text:span text:style-name="T3">static</text:span><text:span text:style-name="T1"> </text:span><text:span text:style-name="T3">final</text:span><text:span text:style-name="T1"> String </text:span><text:span text:style-name="T4">ENTRY_LOG</text:span><text:span text:style-name="T1"> = </text:span></text:p>
      <text:p text:style-name="P2"><text:span text:style-name="T1"><text:tab/><text:tab/></text:span><text:span text:style-name="T3">new</text:span><text:span text:style-name="T1"> StringBuffer(</text:span><text:span text:style-name="T8">"entryLog."</text:span><text:span text:style-name="T1">).append(</text:span><text:span text:style-name="T4">CLASS_NAME</text:span><text:span text:style-name="T1">).toString();</text:span></text:p>
      <text:p text:style-name="P2"><text:span text:style-name="T1"><text:tab/></text:span><text:span text:style-name="T5">/** Log class </text:span><text:span text:style-name="T7">-</text:span><text:span text:style-name="T5"> exit log */</text:span></text:p>
      <text:p text:style-name="P2"><text:span text:style-name="T1"><text:tab/></text:span><text:span text:style-name="T3">private</text:span><text:span text:style-name="T1"> </text:span><text:span text:style-name="T3">static</text:span><text:span text:style-name="T1"> </text:span><text:span text:style-name="T3">final</text:span><text:span text:style-name="T1"> String </text:span><text:span text:style-name="T4">EXIT_LOG</text:span><text:span text:style-name="T1"> = </text:span></text:p>
      <text:p text:style-name="P2"><text:span text:style-name="T1"><text:tab/><text:tab/></text:span><text:span text:style-name="T3">new</text:span><text:span text:style-name="T1"> StringBuffer(</text:span><text:span text:style-name="T8">"exitLog."</text:span><text:span text:style-name="T1">).append(</text:span><text:span text:style-name="T4">CLASS_NAME</text:span><text:span text:style-name="T1">).toString();</text:span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>DocgenLogger.</text:span><text:span text:style-name="T2">debug</text:span><text:span text:style-name="T1">(</text:span><text:span text:style-name="T4">ENTRY_LOG</text:span><text:span text:style-name="T1">, </text:span><text:span text:style-name="T8">"--&gt; CreateDocumentWebServiceResponse createDocument(CreateDocumentWebServiceRequest request,DocgenHeaders headers)"</text:span><text:span text:style-name="T1">);</text:span></text:p>
      <text:p text:style-name="P2"><text:span text:style-name="T1"/></text:p>
      <text:p text:style-name="P2"><text:span text:style-name="T1">DocgenLogger.</text:span><text:span text:style-name="T2">debug</text:span><text:span text:style-name="T1">(</text:span><text:span text:style-name="T4">APP_LOG</text:span><text:span text:style-name="T1">, </text:span><text:span text:style-name="T8">"Control is just before createAsfRequest method.."</text:span><text:span text:style-name="T1">);</text:span></text:p>
      <text:p text:style-name="P2"><text:span text:style-name="T1"/></text:p>
      <text:p text:style-name="P2"><text:span text:style-name="T1">DocgenLogger.</text:span><text:span text:style-name="T2">error</text:span><text:span text:style-name="T1">(</text:span><text:span text:style-name="T4">APP_LOG</text:span><text:span text:style-name="T1">,</text:span><text:span text:style-name="T8">"DC received InstanceCreationException from ASF"</text:span><text:span text:style-name="T1">);</text:span></text:p>
      <text:p text:style-name="P2"><text:span text:style-name="T1"/></text:p>
      <text:p text:style-name="P2"><text:span text:style-name="T1">DocgenLogger.</text:span><text:span text:style-name="T2">debug</text:span><text:span text:style-name="T1">(</text:span><text:span text:style-name="T4">EXIT_LOG</text:span><text:span text:style-name="T1">,</text:span><text:span text:style-name="T8">"&lt;-- CreateDocumentWebServiceResponse createDocument(CreateDocumentWebServiceRequest request,DocgenHeaders headers)"</text:span><text:span text:style-name="T1">);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width="0.0236in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Arial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Default_20_Text" style:display-name="Default Text" style:family="paragraph" style:class="text"/>
    <style:style style:name="Heading" style:family="paragraph" style:parent-style-name="Default_20_Text" style:next-style-name="Text_20_Body_20_Single" style:class="text">
      <style:paragraph-properties fo:margin-top="0.1665in" fo:margin-bottom="0.0835in" fo:keep-with-next="always"/>
      <style:text-properties style:font-name="Arial1" fo:font-size="14pt" style:font-name-asian="MS Mincho" style:font-size-asian="14pt" style:font-name-complex="Tahoma" style:font-size-complex="14pt"/>
    </style:style>
    <style:style style:name="Text_20_Body_20_Single" style:display-name="Text Body Single" style:family="paragraph" style:parent-style-name="Default_20_Text" style:class="text">
      <style:paragraph-properties fo:margin-top="0in" fo:margin-bottom="0.0835in"/>
    </style:style>
    <style:style style:name="List" style:family="paragraph" style:parent-style-name="Text_20_Body_20_Single" style:class="list">
      <style:text-properties style:font-name-complex="Tahoma1"/>
    </style:style>
    <style:style style:name="Caption" style:family="paragraph" style:parent-style-name="Default_20_Text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Default_20_Text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4-26T14:22:19.44</meta:creation-date>
    <meta:generator>IBM_Lotus_Symphony/3.0$Win32 OpenOffice.org_project/310m11$Build-9399</meta:generator>
    <meta:document-statistic meta:table-count="0" meta:image-count="0" meta:object-count="0" meta:page-count="1" meta:paragraph-count="17" meta:word-count="101" meta:character-count="1079"/>
    <dc:date>2012-04-09T16:59:42.40</dc:date>
    <meta:editing-duration>PT00H15M51S</meta:editing-duration>
    <meta:editing-cycles>1</meta:editing-cycles>
    <meta:user-defined meta:name="Info 1"/>
    <meta:user-defined meta:name="Info 2"/>
    <meta:user-defined meta:name="Info 3"/>
    <meta:user-defined meta:name="Info 4"/>
  </office:meta>
</office:document-meta>
</file>